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okeMonster.js</text:p>
      <text:p text:style-name="Standard"/>
      <text:p text:style-name="Standard">Description</text:p>
      <text:p text:style-name="Standard"/>
      <text:p text:style-name="Standard">License</text:p>
      <text:p text:style-name="Standard"/>
      <text:p text:style-name="Standard">Tutori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Stein</meta:initial-creator>
    <meta:creation-date>2011-01-13T08:39:40.56</meta:creation-date>
    <meta:document-statistic meta:table-count="0" meta:image-count="0" meta:object-count="0" meta:page-count="1" meta:paragraph-count="4" meta:word-count="4" meta:character-count="41"/>
    <dc:date>2011-01-13T10:03:35.56</dc:date>
    <dc:creator>Johannes Stein</dc:creator>
    <meta:editing-duration>PT1H8M44S</meta:editing-duration>
    <meta:editing-cycles>1</meta:editing-cycles>
    <meta:generator>LibreOffice/3.3$Win32 LibreOffice_project/330m18$Build-4</meta:generator>
  </office:meta>
</office:document-meta>
</file>